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FMono-Regular" svg:font-family="SFMono-Regular, Consolas, 'Liberation Mono', Menl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13eea" officeooo:paragraph-rsid="00013eea"/>
    </style:style>
    <style:style style:name="P2" style:family="paragraph" style:parent-style-name="Standard">
      <style:text-properties fo:font-size="20pt" officeooo:rsid="00013eea" officeooo:paragraph-rsid="00013eea" style:font-size-asian="17.5pt" style:font-size-complex="20pt"/>
    </style:style>
    <style:style style:name="P3" style:family="paragraph" style:parent-style-name="Standard">
      <style:text-properties fo:font-size="20pt" officeooo:rsid="00029756" officeooo:paragraph-rsid="00029756" style:font-size-asian="17.5pt" style:font-size-complex="20pt"/>
    </style:style>
    <style:style style:name="P4" style:family="paragraph" style:parent-style-name="Standard">
      <style:text-properties officeooo:rsid="00029756" officeooo:paragraph-rsid="00029756"/>
    </style:style>
    <style:style style:name="P5" style:family="paragraph" style:parent-style-name="Standard">
      <style:text-properties officeooo:paragraph-rsid="00029756"/>
    </style:style>
    <style:style style:name="P6" style:family="paragraph" style:parent-style-name="Standard">
      <style:text-properties fo:font-size="12pt" officeooo:rsid="00029756" officeooo:paragraph-rsid="00029756" style:font-size-asian="10.5pt" style:font-size-complex="12pt"/>
    </style:style>
    <style:style style:name="T1" style:family="text">
      <style:text-properties fo:font-variant="normal" fo:text-transform="none" fo:color="#24292e" style:font-name="SFMono-Regular" fo:font-size="9.75pt" fo:letter-spacing="normal" fo:font-style="normal" fo:font-weight="normal" loext:padding="0in" loext:border="none"/>
    </style:style>
    <style:style style:name="T2" style:family="text">
      <style:text-properties fo:font-size="12pt" officeooo:rsid="00029756"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HPloy</text:p>
      <text:p text:style-name="P1">PHPloy merupakan sebuah tools FTP Client untuk deploy aplikasi ke server. Untuk menggunakan PHPloy ini pastikan project yang akan dikerjakan sudah menggunakan Git sebagai code collaboration. Konsep kerja PHPloy ini adalah menggunakan perubahan (upload/delete) file-file yang telah tercommit pada git server</text:p>
      <text:p text:style-name="P1"/>
      <text:p text:style-name="P4">Cara Kerja:</text:p>
      <text:p text:style-name="P1">- Pertama : Lakukan clone pada github.com/banago/phploy terlebih dahulu</text:p>
      <text:p text:style-name="P1">- Kedua : Setelah melakukan clone langsung cari file phploy.phar kemudian pindahkan file tersebut ke repository git, lalu rename menjadi phploy.</text:p>
      <text:p text:style-name="P1">- Ketiga setelah melakukan konfigurasi pada file phploy.ini, lakukan phploy</text:p>
      <text:p text:style-name="P1">- Keempat untuk melihat list yang di upload/dihapus : phploy-1</text:p>
      <text:p text:style-name="P1"/>
      <text:p text:style-name="P3">SUPfile</text:p>
      <text:p text:style-name="P6">SUPfile adalah sebuah alat deploy sederhana yang melakukan perintah pada beberapa host secara paralel. Berguna untuk membaca SUPfile, file konfigurasi YAML, yang mendifinisikan jaringan, perintah dan taerget</text:p>
      <text:p text:style-name="P6"/>
      <text:p text:style-name="P6">Cara Kerja :</text:p>
      <text:p text:style-name="P5"><text:span text:style-name="T2">- Pertama : Instal terlebih dahulu dengan cara mendownload </text:span><text:span text:style-name="Source_20_Text"><text:span text:style-name="T1">go get -u github.com/pressly/sup/cmd/sup</text:span></text:span></text:p>
      <text:p text:style-name="P6">- Kedua : Lalu ketikan sup pada terminal</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FMono-Regular" svg:font-family="SFMono-Regular, Consolas, 'Liberation Mono', Menl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7T20:09:59.174457377</meta:creation-date>
    <dc:date>2019-10-27T20:28:46.528064079</dc:date>
    <meta:editing-duration>PT6M57S</meta:editing-duration>
    <meta:editing-cycles>1</meta:editing-cycles>
    <meta:document-statistic meta:table-count="0" meta:image-count="0" meta:object-count="0" meta:page-count="1" meta:paragraph-count="12" meta:word-count="146" meta:character-count="1040" meta:non-whitespace-character-count="906"/>
    <meta:generator>LibreOffice/6.0.7.3.0$Linux_X86_64 LibreOffice_project/00$Build-3</meta:generator>
  </office:meta>
</office:document-meta>
</file>